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RYekan" svg:font-family="IRYek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4.3125in" style:rel-column-width="40811*"/>
    </style:style>
    <style:style style:name="Table1.B" style:family="table-column">
      <style:table-column-properties style:column-width="2.6125in" style:rel-column-width="2472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.1201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.1201in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1201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.1201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.1201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.1201in" fo:border-left="none" fo:border-right="0.75pt solid #009353" fo:border-top="none" fo:border-bottom="none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.1201in" fo:border-left="none" fo:border-right="0.75pt solid #009353" fo:border-top="none" fo:border-bottom="none" style:writing-mode="page">
        <style:background-image/>
      </style:table-cell-properties>
    </style:style>
    <style:style style:name="Table1.15" style:family="table-row">
      <style:table-row-properties style:min-row-height="0.0681in"/>
    </style:style>
    <style:style style:name="Table1.18" style:family="table-row">
      <style:table-row-properties style:min-row-height="0.0931in" fo:background-color="transparent">
        <style:background-image/>
      </style:table-row-properties>
    </style:style>
    <style:style style:name="Table1.B18" style:family="table-cell">
      <style:table-cell-properties fo:background-color="transparent" fo:padding="0.1201in" fo:border-left="none" fo:border-right="0.75pt solid #009353" fo:border-top="none" fo:border-bottom="none" style:writing-mode="page">
        <style:background-image/>
      </style:table-cell-properties>
    </style:style>
    <style:style style:name="Table1.B19" style:family="table-cell">
      <style:table-cell-properties fo:background-color="transparent" fo:padding="0.1201in" fo:border-left="none" fo:border-right="0.75pt solid #009353" fo:border-top="none" fo:border-bottom="none" style:writing-mode="page">
        <style:background-image/>
      </style:table-cell-properties>
    </style:style>
    <style:style style:name="Table1.20" style:family="table-row">
      <style:table-row-properties style:min-row-height="1.2243in" fo:background-color="transparent" fo:keep-together="auto">
        <style:background-image/>
      </style:table-row-properties>
    </style:style>
    <style:style style:name="Table1.A20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21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1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22" style:family="table-cell">
      <style:table-cell-properties fo:background-color="transparent" fo:padding="0.1in" fo:border-left="0.75pt solid #009353" fo:border-right="none" fo:border-top="none" fo:border-bottom="none" style:writing-mode="page">
        <style:background-image/>
      </style:table-cell-properties>
    </style:style>
    <style:style style:name="Table1.B2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23" style:family="table-cell">
      <style:table-cell-properties fo:background-color="#dddddd" fo:padding="0.1in" fo:border-left="0.75pt solid #009353" fo:border-right="none" fo:border-top="none" fo:border-bottom="none" style:writing-mode="page">
        <style:background-image/>
      </style:table-cell-properties>
    </style:style>
    <style:style style:name="Table1.B2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24" style:family="table-row">
      <style:table-row-properties style:min-row-height="0.0326in"/>
    </style:style>
    <style:style style:name="Table1.25" style:family="table-row">
      <style:table-row-properties style:min-row-height="0.666in"/>
    </style:style>
    <style:style style:name="Table1.A28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8" style:family="table-cell" style:data-style-name="N0">
      <style:table-cell-properties fo:background-color="#bee3d3" fo:padding="0.1201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d0a19" officeooo:paragraph-rsid="001d0a19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12d" officeooo:paragraph-rsid="001d4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15%" fo:text-align="center" style:justify-single-word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0a19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margin-top="0.0398in" fo:margin-bottom="0.0398in" style:contextual-spacing="false" fo:line-height="115%" fo:text-align="center" style:justify-single-word="false" fo:text-indent="0in" style:auto-text-indent="false"/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0a19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0a19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0a19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in" fo:margin-right="0in" fo:line-height="115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0a19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0a19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a19" officeooo:paragraph-rsid="001d412d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5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IRYekan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a19" officeooo:paragraph-rsid="001d0a19" style:font-size-asian="12pt" style:font-style-asian="normal" style:font-weight-asian="bold" style:font-name-complex="IRYekan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a19" officeooo:paragraph-rsid="001d0a19" style:font-size-asian="12pt" style:font-style-asian="normal" style:font-weight-asian="bold" style:font-name-complex="IRYekan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a19" officeooo:paragraph-rsid="001d0a19" style:font-size-asian="12pt" style:font-style-asian="normal" style:font-weight-asian="bold" style:font-name-complex="IRYekan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c9211e" loext:opacity="100%"/>
    </style:style>
    <style:style style:name="T2" style:family="text">
      <style:text-properties officeooo:rsid="001d41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Tasks</text:p>
          </table:table-cell>
          <table:table-cell table:style-name="Table1.B1" office:value-type="string">
            <text:p text:style-name="P16">Description</text:p>
          </table:table-cell>
        </table:table-row>
        <table:table-row table:style-name="Table1.2">
          <table:table-cell table:style-name="Table1.A2" office:value-type="string">
            <text:p text:style-name="P9">طراحی صفحه اصلی</text:p>
          </table:table-cell>
          <table:table-cell table:style-name="Table1.B2" table:number-rows-spanned="27" office:value-type="string">
            <text:p text:style-name="P8">این تسک هایی هست که یا کامل انجام شده یا بخشی از آنها انجام شده. هنوز حدود ۸۰ درصد پروژه مانده است.</text:p>
          </table:table-cell>
        </table:table-row>
        <table:table-row>
          <table:table-cell table:style-name="Table1.A3" office:value-type="string">
            <text:p text:style-name="P9">طراحی صفحه داشبورد</text:p>
          </table:table-cell>
          <table:covered-table-cell table:style-name="Table1.B3"/>
        </table:table-row>
        <table:table-row table:style-name="Table1.1">
          <table:table-cell table:style-name="Table1.A2" office:value-type="string">
            <text:p text:style-name="P9">ساخت نمودار</text:p>
          </table:table-cell>
          <table:covered-table-cell table:style-name="Table1.B4"/>
        </table:table-row>
        <table:table-row>
          <table:table-cell table:style-name="Table1.A3" office:value-type="string">
            <text:p text:style-name="P9">روت بندی <text:s/>ایستا و داینامیک بر اسای اسلاگ در نکست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9"><text:s/>Drawer طراحی</text:p>
          </table:table-cell>
          <table:covered-table-cell table:style-name="Table1.B4"/>
        </table:table-row>
        <table:table-row>
          <table:table-cell table:style-name="Table1.A3" office:value-type="string">
            <text:p text:style-name="P10"><text:s/>Navigation Bottom طراحی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9">اینترکتیو کردن دکمه ها ونوشتن توابع مورد مربوط به هر دکمه</text:p>
          </table:table-cell>
          <table:covered-table-cell table:style-name="Table1.B4"/>
        </table:table-row>
        <table:table-row>
          <table:table-cell table:style-name="Table1.A3" office:value-type="string">
            <text:p text:style-name="P9">طراحی فاکتورهای مربوط به هر نقش</text:p>
          </table:table-cell>
          <table:covered-table-cell table:style-name="Table1.B3"/>
        </table:table-row>
        <table:table-row table:style-name="Table1.1">
          <table:table-cell table:style-name="Table1.A2" office:value-type="string">
            <text:p text:style-name="P9">طراحی فرم ورود</text:p>
          </table:table-cell>
          <table:covered-table-cell table:style-name="Table1.B4"/>
        </table:table-row>
        <table:table-row>
          <table:table-cell table:style-name="Table1.A3" office:value-type="string">
            <text:p text:style-name="P9">طراحی فرم فراموشی رمز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9">طراحی فرم بازیابی رمز</text:p>
          </table:table-cell>
          <table:covered-table-cell table:style-name="Table1.B4"/>
        </table:table-row>
        <table:table-row>
          <table:table-cell table:style-name="Table1.A3" office:value-type="string">
            <text:p text:style-name="P9"><text:s/>OTP طراحی مودال </text:p>
          </table:table-cell>
          <table:covered-table-cell table:style-name="Table1.B3"/>
        </table:table-row>
        <table:table-row table:style-name="Table1.1">
          <table:table-cell table:style-name="Table1.A2" office:value-type="string">
            <text:p text:style-name="P9"><text:s text:c="2"/>طراحی صفحه جزییات محصول به صورت داینامیک <text:s/>براساس اسلاگ ایدی</text:p>
          </table:table-cell>
          <table:covered-table-cell table:style-name="Table1.B4"/>
        </table:table-row>
        <table:table-row table:style-name="Table1.15">
          <table:table-cell table:style-name="Table1.A3" office:value-type="string">
            <text:p text:style-name="P9">طراحی صفحه نمایش تمام کالاهای یک فروشگاه به صورت داینامیک روتینگ بر اساس ایدی فروشگاه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9">طراحی نقشه </text:p>
          </table:table-cell>
          <table:covered-table-cell table:style-name="Table1.B4"/>
        </table:table-row>
        <table:table-row>
          <table:table-cell table:style-name="Table1.A3" office:value-type="string">
            <text:p text:style-name="P9">طراحی صغحات پروفایل بر اساس نقش</text:p>
          </table:table-cell>
          <table:covered-table-cell table:style-name="Table1.B3"/>
        </table:table-row>
        <table:table-row table:style-name="Table1.18">
          <table:table-cell table:style-name="Table1.A2" office:value-type="string">
            <text:p text:style-name="P6">:نقش ادمین</text:p>
            <text:p text:style-name="P9">اضافه کردن محصول</text:p>
            <text:p text:style-name="P9">نمایش فاکتورها</text:p>
          </table:table-cell>
          <table:covered-table-cell table:style-name="Table1.B18"/>
        </table:table-row>
        <table:table-row table:style-name="Table1.2">
          <table:table-cell table:style-name="Table1.A3" office:value-type="string">
            <text:p text:style-name="P7">:نقش باربر</text:p>
            <text:p text:style-name="P11">اضافه کردن فاکتور</text:p>
          </table:table-cell>
          <table:covered-table-cell table:style-name="Table1.B18"/>
        </table:table-row>
        <table:table-row table:style-name="Table1.20">
          <table:table-cell table:style-name="Table1.A20" office:value-type="string">
            <text:p text:style-name="P9"><text:s/>:<text:span text:style-name="T1">نقش فروشگاه (خرده فروش)</text:span></text:p>
            <text:p text:style-name="P9">صفحه کاهش قیمت کالا</text:p>
            <text:p text:style-name="P9">اضافه کردن فاکتور مشتری</text:p>
          </table:table-cell>
          <table:covered-table-cell table:style-name="Table1.B20"/>
        </table:table-row>
        <table:table-row table:style-name="Table1.2">
          <table:table-cell table:style-name="Table1.A21" office:value-type="string">
            <text:p text:style-name="P6">:نقش غرفه دار (عمده <text:s/>فروش)</text:p>
            <text:p text:style-name="P9">اضافه کردن فاکتور خرده فروش</text:p>
          </table:table-cell>
          <table:covered-table-cell table:style-name="Table1.B20"/>
        </table:table-row>
        <table:table-row table:style-name="Table1.1">
          <table:table-cell table:style-name="Table1.A22" office:value-type="string">
            <text:p text:style-name="P9">پیاده سازی فرم های ثبت نام براساس انتخاب نقش کاربر</text:p>
          </table:table-cell>
          <table:covered-table-cell table:style-name="Table1.B22"/>
        </table:table-row>
        <table:table-row>
          <table:table-cell table:style-name="Table1.A23" office:value-type="string">
            <text:p text:style-name="P9">نمایش تمام فروشگاه ها در صفحه مختص آن</text:p>
          </table:table-cell>
          <table:covered-table-cell table:style-name="Table1.B23"/>
        </table:table-row>
        <table:table-row table:style-name="Table1.24">
          <table:table-cell table:style-name="Table1.A22" office:value-type="string">
            <text:p text:style-name="P9">جستجوی فروشگاه ها بر اساس نام</text:p>
          </table:table-cell>
          <table:covered-table-cell table:style-name="Table1.B22"/>
        </table:table-row>
        <table:table-row table:style-name="Table1.25">
          <table:table-cell table:style-name="Table1.A23" office:value-type="string">
            <text:p text:style-name="P9">ریسپانسیو سازی صفحات </text:p>
          </table:table-cell>
          <table:covered-table-cell table:style-name="Table1.B23"/>
        </table:table-row>
        <table:table-row table:style-name="Table1.1">
          <table:table-cell table:style-name="Table1.A22" office:value-type="string">
            <text:p text:style-name="P9"><text:s text:c="6"/>ها به صفحات و فچ کردن دیتاApi متصل کردن <text:s/></text:p>
          </table:table-cell>
          <table:covered-table-cell table:style-name="Table1.B22"/>
        </table:table-row>
        <table:table-row table:style-name="Table1.1">
          <table:table-cell table:style-name="Table1.A23" office:value-type="string">
            <text:p text:style-name="P9">مدیریت استیت ها</text:p>
          </table:table-cell>
          <table:covered-table-cell table:style-name="Table1.B23"/>
        </table:table-row>
        <table:table-row table:style-name="Table1.1">
          <table:table-cell table:style-name="Table1.A28" office:value-type="string">
            <text:p text:style-name="P12">ساخت کامپوننت های صفحات </text:p>
            <text:p text:style-name="P14"/>
          </table:table-cell>
          <table:covered-table-cell table:style-name="Table1.B28"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RYekan" svg:font-family="IRYek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08:46:54.368204426</meta:creation-date>
    <dc:date>2023-10-21T09:44:23.939197165</dc:date>
    <meta:editing-duration>PT54M19S</meta:editing-duration>
    <meta:editing-cycles>4</meta:editing-cycles>
    <meta:generator>LibreOffice/7.4.5.1$Linux_X86_64 LibreOffice_project/40$Build-1</meta:generator>
    <meta:document-statistic meta:table-count="1" meta:image-count="0" meta:object-count="0" meta:page-count="3" meta:paragraph-count="36" meta:word-count="188" meta:character-count="1003" meta:non-whitespace-character-count="830"/>
  </office:meta>
</office:document-meta>
</file>